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ato" officeooo:paragraph-rsid="001c1408"/>
    </style:style>
    <style:style style:name="P2" style:family="paragraph" style:parent-style-name="Text_20_body">
      <style:text-properties style:font-name="Lato" officeooo:paragraph-rsid="001caef0"/>
    </style:style>
    <style:style style:name="P3" style:family="paragraph" style:parent-style-name="Text_20_body">
      <style:text-properties style:font-name="Lato" officeooo:paragraph-rsid="001c56fd"/>
    </style:style>
    <style:style style:name="P4" style:family="paragraph" style:parent-style-name="Text_20_body">
      <style:text-properties style:font-name="Lato" officeooo:rsid="001cc826" officeooo:paragraph-rsid="001cc826"/>
    </style:style>
    <style:style style:name="P5" style:family="paragraph" style:parent-style-name="Text_20_body">
      <style:text-properties style:font-name="Lato" officeooo:paragraph-rsid="001cc826"/>
    </style:style>
    <style:style style:name="P6" style:family="paragraph" style:parent-style-name="Text_20_body">
      <style:text-properties style:font-name="Lato" fo:font-size="11pt" officeooo:rsid="0021ca6c" officeooo:paragraph-rsid="0023052e" style:font-size-asian="11pt" style:font-size-complex="11pt"/>
    </style:style>
    <style:style style:name="P7" style:family="paragraph" style:parent-style-name="Text_20_body">
      <style:text-properties style:font-name="Lato" fo:font-size="11pt" officeooo:paragraph-rsid="001c56fd" style:font-size-asian="11pt" style:font-size-complex="11pt"/>
    </style:style>
    <style:style style:name="P8" style:family="paragraph" style:parent-style-name="Text_20_body">
      <style:paragraph-properties fo:text-align="justify" style:justify-single-word="false"/>
      <style:text-properties officeooo:paragraph-rsid="0024232f"/>
    </style:style>
    <style:style style:name="P9" style:family="paragraph" style:parent-style-name="Text_20_body">
      <style:paragraph-properties fo:text-align="justify" style:justify-single-word="false"/>
      <style:text-properties officeooo:rsid="00258689" officeooo:paragraph-rsid="00258689"/>
    </style:style>
    <style:style style:name="P10" style:family="paragraph" style:parent-style-name="Text_20_body">
      <style:paragraph-properties fo:text-align="justify" style:justify-single-word="false"/>
      <style:text-properties style:font-name="Lato" fo:font-size="11pt" fo:font-weight="normal" officeooo:rsid="0021ca6c" officeooo:paragraph-rsid="0021ca6c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Lato" fo:font-size="11pt" fo:font-weight="normal" officeooo:rsid="00258689" officeooo:paragraph-rsid="0024232f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Lato" fo:font-style="normal" fo:font-weight="bold" officeooo:rsid="001c56fd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style:font-name="Lato" fo:font-style="normal" officeooo:rsid="001cc826" officeooo:paragraph-rsid="001cc826" style:font-style-asian="normal" style:font-style-complex="normal"/>
    </style:style>
    <style:style style:name="P14" style:family="paragraph" style:parent-style-name="Text_20_body">
      <style:text-properties style:font-name="Lato" officeooo:rsid="001cc826" officeooo:paragraph-rsid="001cc826"/>
    </style:style>
    <style:style style:name="P15" style:family="paragraph" style:parent-style-name="Text_20_body">
      <style:paragraph-properties fo:text-align="justify" style:justify-single-word="false"/>
      <style:text-properties officeooo:paragraph-rsid="0021ca6c"/>
    </style:style>
    <style:style style:name="P16" style:family="paragraph" style:parent-style-name="Text_20_body">
      <style:text-properties officeooo:rsid="00277b52" officeooo:paragraph-rsid="00277b52"/>
    </style:style>
    <style:style style:name="P17" style:family="paragraph" style:parent-style-name="Heading_20_1">
      <style:text-properties style:font-name="Lato" officeooo:rsid="001c1408" officeooo:paragraph-rsid="001c1408"/>
    </style:style>
    <style:style style:name="P18" style:family="paragraph" style:parent-style-name="Heading_20_1">
      <style:paragraph-properties fo:break-before="page"/>
      <style:text-properties style:font-name="Lato" officeooo:rsid="001c56fd" officeooo:paragraph-rsid="001c56fd"/>
    </style:style>
    <style:style style:name="P19" style:family="paragraph" style:parent-style-name="Heading_20_2">
      <style:text-properties style:font-name="Lato" officeooo:rsid="001c1408" officeooo:paragraph-rsid="001c1408"/>
    </style:style>
    <style:style style:name="P20" style:family="paragraph" style:parent-style-name="Heading_20_2">
      <style:text-properties style:font-name="Lato" officeooo:rsid="001c1408" officeooo:paragraph-rsid="001c56fd"/>
    </style:style>
    <style:style style:name="P21" style:family="paragraph" style:parent-style-name="Heading_20_2">
      <style:text-properties style:font-name="Lato" officeooo:rsid="001caef0" officeooo:paragraph-rsid="001caef0"/>
    </style:style>
    <style:style style:name="P22" style:family="paragraph" style:parent-style-name="Heading_20_2" style:list-style-name="">
      <style:text-properties style:font-name="Lato" officeooo:rsid="001caef0" officeooo:paragraph-rsid="001caef0"/>
    </style:style>
    <style:style style:name="P23" style:family="paragraph" style:parent-style-name="Heading_20_2">
      <style:text-properties style:font-name="Lato" officeooo:rsid="001c56fd" officeooo:paragraph-rsid="001c56fd"/>
    </style:style>
    <style:style style:name="P24" style:family="paragraph" style:parent-style-name="Heading_20_2">
      <style:paragraph-properties fo:break-before="page"/>
      <style:text-properties style:font-name="Lato" officeooo:rsid="001caef0" officeooo:paragraph-rsid="001caef0"/>
    </style:style>
    <style:style style:name="P25" style:family="paragraph" style:parent-style-name="Heading_20_2">
      <style:paragraph-properties fo:break-before="page"/>
      <style:text-properties style:font-name="Lato" officeooo:rsid="001cc826" officeooo:paragraph-rsid="001cc826"/>
    </style:style>
    <style:style style:name="P26" style:family="paragraph" style:parent-style-name="Heading_20_3">
      <style:text-properties style:font-name="Lato" officeooo:rsid="001c1408" officeooo:paragraph-rsid="001c1408"/>
    </style:style>
    <style:style style:name="P27" style:family="paragraph" style:parent-style-name="Heading_20_3">
      <style:text-properties style:font-name="Lato" officeooo:rsid="001c1408" officeooo:paragraph-rsid="001c56fd"/>
    </style:style>
    <style:style style:name="P28" style:family="paragraph" style:parent-style-name="Heading_20_3">
      <style:text-properties style:font-name="Lato" officeooo:rsid="001c56fd" officeooo:paragraph-rsid="001c56fd"/>
    </style:style>
    <style:style style:name="P29" style:family="paragraph" style:parent-style-name="Heading_20_3">
      <style:text-properties style:font-name="Lato" officeooo:rsid="001caef0" officeooo:paragraph-rsid="001caef0"/>
    </style:style>
    <style:style style:name="P30" style:family="paragraph" style:parent-style-name="Heading_20_3">
      <style:text-properties style:font-name="Lato" officeooo:paragraph-rsid="001cc826"/>
    </style:style>
    <style:style style:name="P31" style:family="paragraph" style:parent-style-name="Heading_20_3">
      <style:text-properties style:font-name="Lato" officeooo:rsid="001cc826" officeooo:paragraph-rsid="001cc826"/>
    </style:style>
    <style:style style:name="P32" style:family="paragraph" style:parent-style-name="Heading_20_3">
      <style:text-properties style:font-name="Lato" officeooo:rsid="001e5870" officeooo:paragraph-rsid="001e5870"/>
    </style:style>
    <style:style style:name="P33" style:family="paragraph" style:parent-style-name="Heading_20_3" style:list-style-name="">
      <style:text-properties style:font-name="Lato"/>
    </style:style>
    <style:style style:name="P34" style:family="paragraph" style:parent-style-name="Heading_20_3">
      <style:paragraph-properties fo:break-before="page"/>
      <style:text-properties style:font-name="Lato"/>
    </style:style>
    <style:style style:name="T1" style:family="text">
      <style:text-properties officeooo:rsid="001c56f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56fd" style:font-style-asian="italic" style:font-style-complex="italic"/>
    </style:style>
    <style:style style:name="T4" style:family="text">
      <style:text-properties fo:font-style="italic" officeooo:rsid="001cc826" style:font-style-asian="italic" style:font-style-complex="italic"/>
    </style:style>
    <style:style style:name="T5" style:family="text">
      <style:text-properties fo:font-style="italic" officeooo:rsid="0024232f" style:font-style-asian="italic" style:font-style-complex="italic"/>
    </style:style>
    <style:style style:name="T6" style:family="text">
      <style:text-properties fo:font-style="italic" fo:font-weight="normal" officeooo:rsid="0021ca6c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officeooo:rsid="001c56fd" style:font-style-asian="normal" style:font-weight-asian="bold" style:font-style-complex="normal" style:font-weight-complex="bold"/>
    </style:style>
    <style:style style:name="T9" style:family="text">
      <style:text-properties fo:font-weight="normal" officeooo:rsid="002194ae" style:font-weight-asian="normal" style:font-weight-complex="normal"/>
    </style:style>
    <style:style style:name="T10" style:family="text">
      <style:text-properties fo:font-weight="normal" officeooo:rsid="0021ca6c" style:font-weight-asian="normal" style:font-weight-complex="normal"/>
    </style:style>
    <style:style style:name="T11" style:family="text">
      <style:text-properties fo:font-weight="bold" officeooo:rsid="002194ae" style:font-weight-asian="bold" style:font-weight-complex="bold"/>
    </style:style>
    <style:style style:name="T12" style:family="text">
      <style:text-properties fo:font-weight="bold" officeooo:rsid="0021ca6c" style:font-weight-asian="bold" style:font-weight-complex="bold"/>
    </style:style>
    <style:style style:name="T13" style:family="text">
      <style:text-properties officeooo:rsid="001caef0"/>
    </style:style>
    <style:style style:name="T14" style:family="text">
      <style:text-properties officeooo:rsid="001cc826"/>
    </style:style>
    <style:style style:name="T15" style:family="text">
      <style:text-properties officeooo:rsid="002194ae"/>
    </style:style>
    <style:style style:name="T16" style:family="text">
      <style:text-properties officeooo:rsid="0021ca6c"/>
    </style:style>
    <style:style style:name="T17" style:family="text">
      <style:text-properties officeooo:rsid="002048ea" style:font-name-asian="Noto Sans CJK SC" style:font-name-complex="Lohit Devanagari"/>
    </style:style>
    <style:style style:name="T18" style:family="text">
      <style:text-properties officeooo:rsid="001cc826" style:font-name-asian="Noto Sans CJK SC" style:font-name-complex="Lohit Devanagari"/>
    </style:style>
    <style:style style:name="T19" style:family="text">
      <style:text-properties style:font-name="Lato"/>
    </style:style>
    <style:style style:name="T20" style:family="text">
      <style:text-properties style:font-name="Lato" fo:font-size="11pt" officeooo:rsid="001c56fd" style:font-size-asian="11pt" style:font-size-complex="11pt"/>
    </style:style>
    <style:style style:name="T21" style:family="text">
      <style:text-properties style:font-name="Lato" fo:font-size="11pt" officeooo:rsid="0024232f" style:font-size-asian="11pt" style:font-size-complex="11pt"/>
    </style:style>
    <style:style style:name="T22" style:family="text">
      <style:text-properties style:font-name="Lato" fo:font-size="11pt" officeooo:rsid="002194ae" style:font-size-asian="11pt" style:font-size-complex="11pt"/>
    </style:style>
    <style:style style:name="T23" style:family="text">
      <style:text-properties style:font-name="Lato" fo:font-size="11pt" officeooo:rsid="0021ca6c" style:font-size-asian="11pt" style:font-size-complex="11pt"/>
    </style:style>
    <style:style style:name="T24" style:family="text">
      <style:text-properties style:font-name="Lato" fo:font-size="11pt" fo:font-weight="bold" officeooo:rsid="0024232f" style:font-size-asian="11pt" style:font-weight-asian="bold" style:font-size-complex="11pt" style:font-weight-complex="bold"/>
    </style:style>
    <style:style style:name="T25" style:family="text">
      <style:text-properties style:font-name="Lato" fo:font-size="11pt" fo:font-weight="bold" officeooo:rsid="002456c6" style:font-size-asian="11pt" style:font-weight-asian="bold" style:font-size-complex="11pt" style:font-weight-complex="bold"/>
    </style:style>
    <style:style style:name="T26" style:family="text">
      <style:text-properties style:font-name="Lato" fo:font-size="11pt" fo:font-weight="bold" officeooo:rsid="00258689" style:font-size-asian="11pt" style:font-weight-asian="bold" style:font-size-complex="11pt" style:font-weight-complex="bold"/>
    </style:style>
    <style:style style:name="T27" style:family="text">
      <style:text-properties style:font-name="Lato" fo:font-size="11pt" fo:font-weight="bold" officeooo:rsid="002194ae" style:font-size-asian="11pt" style:font-weight-asian="bold" style:font-size-complex="11pt" style:font-weight-complex="bold"/>
    </style:style>
    <style:style style:name="T28" style:family="text">
      <style:text-properties style:font-name="Lato" fo:font-size="11pt" fo:font-weight="bold" officeooo:rsid="0021ca6c" style:font-size-asian="11pt" style:font-weight-asian="bold" style:font-size-complex="11pt" style:font-weight-complex="bold"/>
    </style:style>
    <style:style style:name="T29" style:family="text">
      <style:text-properties style:font-name="Lato" fo:font-size="11pt" fo:font-weight="normal" style:font-size-asian="11pt" style:font-weight-asian="normal" style:font-size-complex="11pt" style:font-weight-complex="normal"/>
    </style:style>
    <style:style style:name="T30" style:family="text">
      <style:text-properties style:font-name="Lato" fo:font-size="11pt" fo:font-weight="normal" officeooo:rsid="0024232f" style:font-size-asian="11pt" style:font-weight-asian="normal" style:font-size-complex="11pt" style:font-weight-complex="normal"/>
    </style:style>
    <style:style style:name="T31" style:family="text">
      <style:text-properties style:font-name="Lato" fo:font-size="11pt" fo:font-weight="normal" officeooo:rsid="002456c6" style:font-size-asian="11pt" style:font-weight-asian="normal" style:font-size-complex="11pt" style:font-weight-complex="normal"/>
    </style:style>
    <style:style style:name="T32" style:family="text">
      <style:text-properties style:font-name="Lato" fo:font-size="11pt" fo:font-weight="normal" officeooo:rsid="00258689" style:font-size-asian="11pt" style:font-weight-asian="normal" style:font-size-complex="11pt" style:font-weight-complex="normal"/>
    </style:style>
    <style:style style:name="T33" style:family="text">
      <style:text-properties style:font-name="Lato" fo:font-size="11pt" fo:font-weight="normal" officeooo:rsid="002194ae" style:font-size-asian="11pt" style:font-weight-asian="normal" style:font-size-complex="11pt" style:font-weight-complex="normal"/>
    </style:style>
    <style:style style:name="T34" style:family="text">
      <style:text-properties style:font-name="Lato" fo:font-size="11pt" fo:font-weight="normal" officeooo:rsid="0021ca6c" style:font-size-asian="11pt" style:font-weight-asian="normal" style:font-size-complex="11pt" style:font-weight-complex="normal"/>
    </style:style>
    <style:style style:name="T35" style:family="text">
      <style:text-properties style:font-name="Lato" fo:font-size="11pt" fo:font-weight="normal" officeooo:rsid="00277b52" style:font-size-asian="11pt" style:font-weight-asian="normal" style:font-size-complex="11pt" style:font-weight-complex="normal"/>
    </style:style>
    <style:style style:name="T36" style:family="text">
      <style:text-properties style:font-name="Lato" fo:font-size="11pt" fo:font-style="italic" fo:font-weight="normal" officeooo:rsid="0021ca6c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style:font-name="Lato" officeooo:rsid="001caef0"/>
    </style:style>
    <style:style style:name="T38" style:family="text">
      <style:text-properties officeooo:rsid="0023052e"/>
    </style:style>
    <style:style style:name="T39" style:family="text">
      <style:text-properties style:text-underline-style="solid" style:text-underline-width="auto" style:text-underline-color="font-color" officeooo:rsid="001c56fd"/>
    </style:style>
    <style:style style:name="T40" style:family="text">
      <style:text-properties style:text-underline-style="none" officeooo:rsid="001c56fd"/>
    </style:style>
    <style:style style:name="T41" style:family="text">
      <style:text-properties officeooo:rsid="00258689"/>
    </style:style>
    <style:style style:name="T42" style:family="text">
      <style:text-properties officeooo:rsid="00277b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1">1) </text:span>Note Introductive</text:h>
      <text:p text:style-name="P1"/>
      <text:h text:style-name="P19" text:outline-level="2"><text:span text:style-name="T1">1.</text:span>1. Thématique et problématisation</text:h>
      <text:p text:style-name="P1"/>
      <text:p text:style-name="P1"/>
      <text:h text:style-name="P19" text:outline-level="2"><text:span text:style-name="T1">1.2</text:span>. Analyse des besoins</text:h>
      <text:h text:style-name="P26" text:outline-level="3"><text:span text:style-name="T1">1.</text:span>2.1 Thésaurus</text:h>
      <text:p text:style-name="P1"/>
      <text:h text:style-name="P27" text:outline-level="3"><text:span text:style-name="T1">1.</text:span>2.2 Besoin repéré</text:h>
      <text:p text:style-name="P1"/>
      <text:p text:style-name="P1"/>
      <text:h text:style-name="P21" text:outline-level="2">1.3 Plan de la collection de références</text:h>
      <text:p text:style-name="P16"><text:span text:style-name="T37">e</text:span><text:span text:style-name="T19">xpliquer la raison de l'ordre des références</text:span></text:p>
      <text:p text:style-name="P2"/>
      <text:h text:style-name="P20" text:outline-level="2"><text:span text:style-name="T1">1.</text:span><text:span text:style-name="T13">4</text:span>. Evaluation d'un ressource</text:h>
      <text:h text:style-name="P27" text:outline-level="3"><text:span text:style-name="T1">1.</text:span><text:span text:style-name="T13">4</text:span>.1 Pertinence</text:h>
      <text:p text:style-name="P1"/>
      <text:h text:style-name="P27" text:outline-level="3"><text:span text:style-name="T1">1.</text:span><text:span text:style-name="T13">4</text:span>.2 Qualité</text:h>
      <text:p text:style-name="P1"/>
      <text:h text:style-name="P27" text:outline-level="3"><text:span text:style-name="T1">1.</text:span><text:span text:style-name="T13">4</text:span>.3 Crédibilité</text:h>
      <text:p text:style-name="P1"/>
      <text:p text:style-name="P1"/>
      <text:h text:style-name="P18" text:outline-level="1">2) Bibliographie</text:h>
      <text:p text:style-name="P3"/>
      <text:h text:style-name="P23" text:outline-level="2">2.1 <text:span text:style-name="T17">Éléments définitionnels et i</text:span>ntroduction à l'a<text:span text:style-name="T13">l</text:span>gorithmie génétique</text:h>
      <text:p text:style-name="P3"/>
      <text:h text:style-name="P28" text:outline-level="3">2.1.1 Le système binaire<text:span text:style-name="T14">,</text:span><text:span text:style-name="T13"> par Luis Lopez</text:span></text:h>
      <text:p text:style-name="P15"><text:span text:style-name="T22">L'écriture</text:span><text:span text:style-name="T23"> </text:span><text:span text:style-name="T36">(ou système)</text:span><text:span text:style-name="T22"> binaire est un système de notation numérique que l'on appelle </text:span><text:span text:style-name="T27">Base 2</text:span><text:span text:style-name="T33">, c'est à dire qu'elle ne comporte que deux idéogrammes : 0 et 1. Pour comparaison, notre sytème numérique courant s'appelle l'écriture </text:span><text:span text:style-name="T27">décimale</text:span><text:span text:style-name="T28"> </text:span><text:span text:style-name="T36">(ou système décimal)</text:span><text:span text:style-name="T33">, ou </text:span><text:span text:style-name="T27">Base 10</text:span><text:span text:style-name="T33">, car elle comprend dix idéogrammes : 0, 1, 2, 3, 4, 5, 6, 7, 8 et 9.</text:span><text:span text:style-name="T34"> L'écriture binaire repose sur le fait que tout nombre peut s'écrire sous la forme d'une somme de puissances de 2. </text:span><text:span text:style-name="T35">L'intérêt de ce document est</text:span><text:span text:style-name="T34"> de comprendre le fonctionnement du sytème binaire étant donné <text:s/>qu'il est utilisé pour tout transport d'information par voie électronique et trouve son utilité dans tous les domaines liés à l'informatique et l'électronique. </text:span></text:p>
      <text:p text:style-name="P10"/>
      <text:p text:style-name="P6">Mots-clés : <text:span text:style-name="T38">Informatique, </text:span><text:span text:style-name="T41">s</text:span>ystème, <text:span text:style-name="T41">b</text:span>ase, <text:span text:style-name="T41">d</text:span>écimal, <text:span text:style-name="T41">b</text:span>inaire</text:p>
      <text:p text:style-name="P6"/>
      <text:h text:style-name="P28" text:outline-level="3">2.1.2 <text:span text:style-name="T5">"</text:span><text:span text:style-name="T2">An Introduction to Genetic Algorithms</text:span><text:span text:style-name="T5">"</text:span><text:span text:style-name="T14">,</text:span> par Scott M. Thede</text:h>
      <text:p text:style-name="P8"><text:span text:style-name="T20">U</text:span><text:span text:style-name="T21">n algorithme génétique est un type d'</text:span><text:span text:style-name="T24">algorithme de recherche</text:span><text:span text:style-name="T21"> (ou d'optimisation), son but étant de trouver une solution </text:span><text:span text:style-name="T24">optimale</text:span><text:span text:style-name="T30"> en explorant un espace de solution</text:span><text:span text:style-name="T31">s</text:span><text:span text:style-name="T30">.</text:span><text:span text:style-name="T31"> Cette recherche est effectuée d'une façon visant à imiter le concept d'évolution : on crée aléatoirement une </text:span><text:span text:style-name="T25">population</text:span><text:span text:style-name="T31"> de solutions dans laquelle on </text:span><text:span text:style-name="T25">sélectionne</text:span><text:span text:style-name="T31"> les meilleurs </text:span><text:span text:style-name="T25">individus</text:span><text:span text:style-name="T32">. O</text:span><text:span text:style-name="T31">n va ensuite</text:span><text:span text:style-name="T32"> les</text:span><text:span text:style-name="T31"> </text:span><text:span text:style-name="T25">croiser</text:span><text:span text:style-name="T31">, aléatoirement, deux par deux (ils seront les </text:span><text:span text:style-name="T25">parents</text:span><text:span text:style-name="T31">) jusqu'à obtenir une nouvelle population</text:span><text:span text:style-name="T32">, ou nouvelle </text:span><text:span text:style-name="T26">génération</text:span><text:span text:style-name="T31">, de la même taille que la précédente. Une fois la nouvelle population obtenue, on laissera (ALEATOIREMENT) certains individus </text:span><text:span text:style-name="T25">muter génétiquement</text:span><text:span text:style-name="T31"> (mais très légèrement)</text:span><text:span text:style-name="T32"> afin d'étendre les possibilités de solutions. </text:span></text:p>
      <text:p text:style-name="P11"/>
      <text:p text:style-name="P9"><text:span text:style-name="T32">M</text:span><text:span text:style-name="T29">ots-clés : Algorithme Génétique, évolution, génération, </text:span></text:p>
      <text:p text:style-name="P7"/>
      <text:h text:style-name="P33" text:outline-level="3"/>
      <text:h text:style-name="P34" text:outline-level="3">2.1.3<text:span text:style-name="T40"> </text:span><text:span text:style-name="T39">Série vidéo :</text:span><text:span text:style-name="T1"> </text:span><text:span text:style-name="T3">"Intro to Genetic Algorithms"</text:span><text:span text:style-name="T4">, </text:span><text:span text:style-name="T8">par Ahsan Ashfaq</text:span></text:h>
      <text:p text:style-name="P12"/>
      <text:p text:style-name="P12"/>
      <text:h text:style-name="P22" text:outline-level="2"/>
      <text:h text:style-name="P24" text:outline-level="2">2.2 Application d'algorithmie génétique en contexte d'apprentissage</text:h>
      <text:p text:style-name="P2"/>
      <text:h text:style-name="P29" text:outline-level="3">2.2.1 Le Problème du Voyageur de Commerce (PVC / TSP)<text:span text:style-name="T14">,</text:span> par Khaled Brahim, Hayet Khedhri, Rim Lassoued et Abir Sfar</text:h>
      <text:p text:style-name="P4"/>
      <text:p text:style-name="P2"/>
      <text:h text:style-name="P22" text:outline-level="2"/>
      <text:h text:style-name="P24" text:outline-level="2">2.3 Exemples d'application d'algorithmie génétique en contexte professionnel</text:h>
      <text:p text:style-name="P2"/>
      <text:h text:style-name="P29" text:outline-level="3">2.3.1 Utilisation d'<text:span text:style-name="T14">un </text:span>algorithme génétique<text:span text:style-name="T14"> pour la composition de services web, par Imed Chouchani</text:span></text:h>
      <text:p text:style-name="P2"/>
      <text:h text:style-name="P31" text:outline-level="3">2.3.2 Synthèse d'antennes microrubans [...] Optimisation par algorithme génétique, par ....</text:h>
      <text:p text:style-name="P4"/>
      <text:h text:style-name="P30" text:outline-level="3"><text:span text:style-name="T14">2.3.3 Présentation des algorithmes génétiques et de leur applications <text:s/>en économie, par Thomas Vallée et Murat Yildizo</text:span><text:span text:style-name="T18">ǧ</text:span><text:span text:style-name="T14">lu</text:span></text:h>
      <text:h text:style-name="P25" text:outline-level="2">2.4 Perpectives d'évolution et d'applications futures de l'algorithmie génétique</text:h>
      <text:p text:style-name="P5"/>
      <text:h text:style-name="P31" text:outline-level="3">2.4.1 <text:span text:style-name="T2">"The future and applications of Genetic Algorithms"</text:span><text:span text:style-name="T7">, par Marcus Randall</text:span></text:h>
      <text:p text:style-name="P13"/>
      <text:h text:style-name="P32" text:outline-level="3">2.4.2 <text:span text:style-name="T2">"A review on Genetic Algorithms : past, present and future"</text:span><text:span text:style-name="T7">, par [...]</text:span></text:h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3T09:09:06.119915682</dc:date>
    <meta:editing-duration>PT1H27M17S</meta:editing-duration>
    <meta:editing-cycles>6</meta:editing-cycles>
    <meta:document-statistic meta:table-count="0" meta:image-count="0" meta:object-count="0" meta:page-count="6" meta:paragraph-count="29" meta:word-count="420" meta:character-count="2864" meta:non-whitespace-character-count="2468"/>
  </office:meta>
</office:document-meta>
</file>